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Lodia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2" fo:font-size="11.5pt" fo:language="none" fo:country="none" fo:font-style="italic" style:font-name-asian="Times New Roman2" style:font-size-asian="11.5pt" style:language-asian="none" style:country-asian="none" style:font-style-asian="italic" style:font-name-complex="Times New Roman2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1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9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4" style:font-size-asian="12pt" style:language-asian="none" style:country-asian="none" style:font-style-asian="italic" style:font-weight-asian="normal" style:font-name-complex="Times New Roman4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3" style:font-size-asian="12pt" style:font-style-asian="italic" style:font-name-complex="Times New Roman3" style:font-size-complex="12pt" style:font-style-complex="italic"/>
    </style:style>
    <style:style style:name="ce23" style:family="table-cell" style:parent-style-name="Default">
      <style:text-properties fo:color="#000000"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3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3" style:font-size-asian="12pt" style:language-asian="none" style:country-asian="none" style:font-style-asian="italic" style:font-weight-asian="bold" style:font-name-complex="Times New Roman3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3" style:font-size-asian="12pt" style:language-asian="none" style:country-asian="none" style:font-style-asian="italic" style:font-weight-asian="normal" style:font-name-complex="Times New Roman3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2pt" style:font-name-asian="Times New Roman3" style:font-name-complex="Times New Roman3" style:font-size-asian="12pt" style:font-size-complex="12pt"/>
    </style:style>
    <style:style style:name="T8" style:family="text">
      <style:text-properties style:font-name="Times New Roman" fo:font-size="12pt" style:font-name-asian="Times New Roman3" style:font-name-complex="Times New Roman3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3"/>
    </style:style>
    <style:style style:name="T31" style:family="text">
      <style:text-properties style:font-name="Times New Roman3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3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color="#000000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-asian="Times New Roman4" style:font-name-complex="Times New Roman4"/>
    </style:style>
    <style:style style:name="T65" style:family="text">
      <style:text-properties fo:color="#000000" style:font-name-asian="Times New Roman4" style:font-name-complex="Times New Roman4" fo:font-weight="bold" style:font-weight-asian="bold" style:font-weight-complex="bold"/>
    </style:style>
    <style:style style:name="T66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67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68" style:family="text">
      <style:text-properties fo:color="#000000" fo:font-weight="bold" style:text-underline-style="none" style:text-underline-color="font-color" style:text-line-through-type="none" style:font-name-asian="Times New Roman4" style:font-name-complex="Times New Roman4" style:font-weight-asian="bold" style:font-weight-complex="bold"/>
    </style:style>
    <style:style style:name="T69" style:family="text">
      <style:text-properties fo:color="#000000" style:text-underline-style="none" style:text-underline-color="font-color" style:text-line-through-type="none" style:font-name-asian="Times New Roman4" style:font-name-complex="Times New Roman4"/>
    </style:style>
    <style:style style:name="T70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1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4" style:font-name-complex="Times New Roman4"/>
    </style:style>
    <style:style style:name="T72" style:family="text">
      <style:text-properties fo:color="#000000" fo:font-weight="bold" style:font-name-asian="Times New Roman4" style:font-name-complex="Times New Roman4" style:font-weight-asian="bold" style:font-weight-complex="bold"/>
    </style:style>
    <style:style style:name="T73" style:family="text">
      <style:text-properties fo:color="#000000" style:font-name="Times New Roman" fo:font-size="12pt" fo:font-weight="bold" fo:font-style="italic" style:font-name-asian="Times New Roman4" style:font-name-complex="Times New Roman4" style:font-size-asian="12pt" style:font-size-complex="12pt" style:font-weight-asian="bold" style:font-weight-complex="bold" style:font-style-asian="italic" style:font-style-complex="italic"/>
    </style:style>
    <style:style style:name="T74" style:family="text">
      <style:text-properties fo:color="#000000" style:font-name="Times New Roman" fo:font-size="12pt" fo:font-style="italic" style:font-name-asian="Times New Roman4" style:font-name-complex="Times New Roman4" style:font-size-asian="12pt" style:font-size-complex="12pt" style:font-style-asian="italic" style:font-style-complex="italic"/>
    </style:style>
    <style:style style:name="T75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4" style:font-name-complex="Times New Roman4"/>
    </style:style>
    <style:style style:name="T76" style:family="text">
      <style:text-properties fo:color="#000000" style:text-underline-style="none" style:text-underline-color="font-color" style:text-line-through-type="none" style:font-name-asian="Times New Roman4" style:font-name-complex="Times New Roman4" fo:font-weight="bold" style:font-weight-asian="bold" style:font-weight-complex="bold"/>
    </style:style>
    <style:style style:name="T77" style:family="text">
      <style:text-properties fo:color="#000000" fo:font-weight="normal" style:font-name-asian="Times New Roman4" style:font-name-complex="Times New Roman4" style:font-weight-asian="normal" style:font-weight-complex="normal"/>
    </style:style>
    <style:style style:name="T7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79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4" style:font-name-complex="Times New Roman4"/>
    </style:style>
    <style:style style:name="T80" style:family="text">
      <style:text-properties fo:color="#000000" style:font-name-asian="Times New Roman4" style:font-name-complex="Times New Roman4" style:font-name="Times New Roman"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81" style:family="text">
      <style:text-properties fo:color="#000000" style:font-name-asian="Times New Roman4" style:font-name-complex="Times New Roman4"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82" style:family="text">
      <style:text-properties style:font-name="Times New Roman" fo:font-size="12pt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83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84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85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86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88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89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0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91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fo:font-weight="bold" style:font-weight-asian="bold" style:font-weight-complex="bold"/>
    </style:style>
    <style:style style:name="T9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5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96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97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98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9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01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02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03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04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05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06" style:family="text">
      <style:text-properties style:font-name-asian="Times New Roman3" style:font-name-complex="Times New Roman3"/>
    </style:style>
    <style:style style:name="T107" style:family="text">
      <style:text-properties style:font-name-asian="Times New Roman3" style:font-name-complex="Times New Roman3" fo:font-weight="bold" style:font-weight-asian="bold" style:font-weight-complex="bold"/>
    </style:style>
    <style:style style:name="T108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09" style:family="text">
      <style:text-properties style:font-name="Times New Roman"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10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11" style:family="text">
      <style:text-properties fo:font-size="12pt" fo:font-style="italic" style:font-name-asian="Times New Roman3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112" style:family="text">
      <style:text-properties style:font-name="Times New Roman" fo:font-size="12pt" style:font-name-asian="Times New Roman3" style:font-name-complex="Times New Roman3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13" style:family="text">
      <style:text-properties style:font-name="Times New Roman" fo:font-size="12pt" style:font-name-asian="Times New Roman3" style:font-name-complex="Times New Roman3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14" style:family="text">
      <style:text-properties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1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1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1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1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2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2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2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2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2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2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2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2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2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30" style:family="text">
      <style:text-properties fo:font-size="12pt" fo:font-style="italic" style:font-size-asian="12pt" style:font-size-complex="12pt" style:font-style-asian="italic" style:font-style-complex="italic"/>
    </style:style>
    <style:style style:name="T131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3" style:font-name-complex="Times New Roman3" style:font-weight-asian="bold" style:font-weight-complex="bold"/>
    </style:style>
    <style:style style:name="T132" style:family="text">
      <style:text-properties style:font-name="Times New Roman3" fo:font-size="12pt" fo:font-weight="bold" fo:font-style="italic" style:font-name-asian="Times New Roman3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="Times New Roman3" fo:font-size="12pt" fo:font-style="italic" style:font-name-asian="Times New Roman3" style:font-name-complex="Times New Roman3" style:font-size-asian="12pt" style:font-size-complex="12pt" style:font-style-asian="italic" style:font-style-complex="italic"/>
    </style:style>
    <style:style style:name="T134" style:family="text">
      <style:text-properties fo:font-weight="bold" style:font-name-asian="Times New Roman3" style:font-name-complex="Times New Roman3" style:font-weight-asian="bold" style:font-weight-complex="bold"/>
    </style:style>
    <style:style style:name="T135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37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39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3" style:font-name-complex="Times New Roman3"/>
    </style:style>
    <style:style style:name="T140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3" style:font-name-complex="Times New Roman3" fo:font-weight="bold" style:font-weight-asian="bold" style:font-weight-complex="bold"/>
    </style:style>
    <style:style style:name="T141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3" style:font-name-complex="Times New Roman3" style:font-weight-asian="normal" style:font-weight-complex="normal"/>
    </style:style>
    <style:style style:name="T142" style:family="text">
      <style:text-properties style:font-name="Times New Roman" style:font-name-asian="Times New Roman" style:font-name-complex="Times New Roman"/>
    </style:style>
    <style:style style:name="T14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4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49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53" style:family="text">
      <style:text-properties style:font-name="Times New Roman" fo:font-size="12pt" style:font-size-asian="12pt" style:font-size-complex="12pt" style:font-name-complex="Times New Roman"/>
    </style:style>
    <style:style style:name="T154" style:family="text">
      <style:text-properties style:font-name="Times New Roman" fo:font-size="12pt" style:font-size-asian="12pt" style:font-size-complex="12pt" style:font-name-complex="Times New Roman3"/>
    </style:style>
    <style:style style:name="T155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156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157" style:family="text">
      <style:text-properties style:font-name="Times New Roman" fo:font-size="12pt" style:font-name-complex="Times New Roman" style:font-size-asian="12pt" style:font-size-complex="12pt"/>
    </style:style>
    <style:style style:name="T158" style:family="text">
      <style:text-properties style:font-name="Times New Roman" fo:font-style="italic" style:font-style-complex="italic"/>
    </style:style>
    <style:style style:name="T159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160" style:family="text">
      <style:text-properties style:font-name="Times New Roman" fo:font-size="12pt" style:font-size-asian="12pt" style:font-size-complex="12pt" fo:font-style="normal" style:font-style-complex="normal"/>
    </style:style>
    <style:style style:name="T161" style:family="text">
      <style:text-properties style:font-name="Times New Roman" fo:font-size="12pt" style:font-size-asian="12pt" style:font-size-complex="12pt" fo:font-style="italic" style:font-style-complex="italic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fo:font-size="12pt" style:font-size-asian="12pt" style:font-size-complex="12pt" fo:font-style="italic" style:font-style-complex="italic"/>
    </style:style>
    <style:style style:name="T164" style:family="text">
      <style:text-properties style:font-name="Times New Roman3" style:font-name-asian="Times New Roman3" style:font-name-complex="Times New Roman3"/>
    </style:style>
    <style:style style:name="T165" style:family="text">
      <style:text-properties style:font-name="Times New Roman" style:font-name-complex="Times New Roman"/>
    </style:style>
    <style:style style:name="T166" style:family="text">
      <style:text-properties style:font-name="Times New Roman" style:font-name-complex="Times New Roman" fo:font-style="italic" style:font-style-complex="italic"/>
    </style:style>
    <style:style style:name="T167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168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169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170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3"/>
    </style:style>
    <style:style style:name="T171" style:family="text">
      <style:text-properties style:font-name-complex="Times New Roman"/>
    </style:style>
    <style:style style:name="T172" style:family="text">
      <style:text-properties style:font-name-complex="Times New Roman3"/>
    </style:style>
    <style:style style:name="T173" style:family="text">
      <style:text-properties style:font-name-complex="Times New Roman" fo:font-style="italic" style:font-style-complex="italic"/>
    </style:style>
    <style:style style:name="T174" style:family="text">
      <style:text-properties style:font-name-complex="Times New Roman" fo:font-style="normal" style:font-style-complex="normal"/>
    </style:style>
    <style:style style:name="T175" style:family="text">
      <style:text-properties fo:font-size="12pt" style:font-name-complex="Times New Roman" style:font-size-asian="12pt" style:font-size-complex="12pt"/>
    </style:style>
    <style:style style:name="T176" style:family="text">
      <style:text-properties fo:font-size="12pt" style:font-size-asian="12pt" style:font-size-complex="12pt" style:font-name-complex="Times New Roman3"/>
    </style:style>
    <style:style style:name="T177" style:family="text">
      <style:text-properties fo:font-size="12pt" style:font-size-asian="12pt" style:font-size-complex="12pt" style:font-name-complex="Times New Roman3" fo:font-style="italic" style:font-style-complex="italic"/>
    </style:style>
    <style:style style:name="T178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/>
    </style:style>
    <style:style style:name="T179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 fo:font-style="italic" style:font-style-complex="italic"/>
    </style:style>
    <style:style style:name="T180" style:family="text">
      <style:text-properties fo:font-size="12pt" style:letter-kerning="true" fo:language="es" fo:country="ES" style:language-asian="zh" style:country-asian="CN" style:language-complex="hi" style:country-complex="IN" style:font-name-asian="Times New Roman3" style:font-name-complex="Times New Roman" style:font-size-asian="12pt" style:font-size-complex="12pt" style:use-window-font-color="true"/>
    </style:style>
    <style:style style:name="T18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2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18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43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53">Bernat. 1980 </text:span><text:span text:style-name="T154">[1545]</text:span><text:span text:style-name="T153">. </text:span><text:span text:style-name="T155">Linguae vasconum primitiae</text:span><text:span text:style-name="T15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57">Leizarraga, Joanes. 1990 </text:span><text:span text:style-name="T154">[</text:span><text:span text:style-name="T153">1571</text:span><text:span text:style-name="T154">]</text:span><text:span text:style-name="T153">. </text:span><text:span text:style-name="T155">Iesus Christ gure iaunaren testamentu berria, Othoitza ecclesiasticoen forma,Catechismea, Kalendrera, ABC edo christinoen instructionea</text:span><text:span text:style-name="T15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92">Arriolabengoa, Julen. 2006. </text:span><text:span text:style-name="T158">Ibarguen-Cachopín kronika: Edizioa eta azterketa</text:span><text:span text:style-name="T92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57">Urkixo, Julio. 1919. </text:span><text:span text:style-name="T159">El refranero vasco</text:span><text:span text:style-name="T157">, vol. I: </text:span><text:span text:style-name="T159">Los refranes de Garibay</text:span><text:span text:style-name="T157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60">Betolazaren “Doctrina christiana”. </text:span><text:span text:style-name="T161">Euskera</text:span><text:span text:style-name="T16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62">Lakarra, Joseba A. 1996. </text:span><text:span text:style-name="T163">Refranes y sentencias (1596): Ikerketak eta edizioa</text:span><text:span text:style-name="T16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64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Gura doçun ni </text:span><text:span text:style-name="T63">enplea nadin</text:span><text:span text:style-name="T62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, bada, obato </text:span><text:span text:style-name="T65">erregidu</text:span><text:span text:style-name="T64"> cegati </text:span><text:span text:style-name="T65">çan</text:span><text:span text:style-name="T64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6">isasi</text:span> ez <text:span text:style-name="T6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6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6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6">Arren, Sirena, ene bioça, </text:span><text:span text:style-name="T67">suplicaetan nachaçu</text:span><text:span text:style-name="T66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 ala eguin eben, cegaiti, biaramunean, Ascanio erechan guiçon aberaspategaz</text:span><text:span text:style-name="T65"> jarri çan</text:span><text:span text:style-name="T64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68">serviduco çaut</text:span><text:span text:style-name="T69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0">suplicaetan nachazu</text:span><text:span text:style-name="T34"> deguioçula oy Silverori </text:span><text:span text:style-name="T71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Nachaçu suplicaetan</text:span><text:span text:style-name="T64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Quen çatez</text:span><text:span text:style-name="T64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ia, </text:span><text:span text:style-name="T65">quen aquit</text:span><text:span text:style-name="T64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Suplicaetan nachaçu</text:span><text:span text:style-name="T74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3">Quen aquit </text:span><text:span text:style-name="T74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ta, an elduric,</text:span><text:span text:style-name="T65"> jarri citecen</text:span><text:span text:style-name="T64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4">Belarico jarri cirean; </text:span><text:span text:style-name="T34">laster </text:span><text:span text:style-name="T70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0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6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0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<text:span text:style-name="T64">Badanic bere, jaquin eguiçu oyta </text:span><text:span text:style-name="T65">naxala fundadu</text:span><text:span text:style-name="T64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Berva eguiten asi ninçacan,<text:span text:style-name="T6"> </text:span><text:span text:style-name="T75">jarri guinean</text:span><text:span text:style-name="T69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Jaun Cerucoac guraric, <text:span text:style-name="T69">oen gañean </text:span><text:span text:style-name="T76">jasarri cidin</text:span><text:span text:style-name="T69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Ayta-amaoc efini dave<text:span text:style-name="T69"> </text:span>Flora oy encerraduric, <text:span text:style-name="T69">cerren bertati </text:span><text:span text:style-name="T76">jarri cirean</text:span><text:span text:style-name="T69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Ene bioçau a serviceco <text:span text:style-name="T6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Egun baten, bada, Silvero eta Silvia, Doristeo ta Sirena, lauoc batera nor bere ardiaquin joacela, </text:span><text:span text:style-name="T65">topadu cirean</text:span><text:span text:style-name="T64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6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6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64">Bada bere, nai ez neuque, </text:span>mundu guztiagaitirren, <text:span text:style-name="T69">çuregaz ene secretoa </text:span><text:span text:style-name="T6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69">oy ez</text:span><text:span text:style-name="T76">ta</text:span><text:span text:style-name="T69"> cerren </text:span><text:span text:style-name="T76">ecusi</text:span><text:span text:style-name="T69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Oy Arabaco abantajaoc ecin <text:span text:style-name="T6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Ni çugaz amoraduagaiti eztaucat nic bearric, cegaiti ene escuan ez <text:span text:style-name="T6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3">Il nadin</text:span><text:span text:style-name="T54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6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Silveroc, ecusiric çala Sirena enojadu, escuetan eucan arpea iramo eben, ain furia andiaz ece utra pedaçu asco </text:span><text:span text:style-name="T65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On ez derechun azquero, nic prometietan deusut ece laster </text:span><text:span text:style-name="T65">osatu çatezqueala</text:span><text:span text:style-name="T64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</text:span>/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Jaicoari </text:span><text:span text:style-name="T65">nai</text:span><text:span text:style-name="T64"> eç </text:span><text:span text:style-name="T65">daquiola</text:span><text:span text:style-name="T64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7">Nachaçu suplicaetan</text:span><text:span text:style-name="T64"> </text:span><text:span text:style-name="T65">nay daquiçula</text:span><text:span text:style-name="T64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2">Dacusqueçun </text:span><text:span text:style-name="T64">gauçagayti ez beguioc espilurean quendu, cegayti bertati </text:span><text:span text:style-name="T65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8">suplicaetan liçatela</text:span><text:span text:style-name="T34"> </text:span><text:span text:style-name="T70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Çuen causaz arçaiten dogun azquero, çuec bere </text:span><text:span text:style-name="T65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79">çuc ni gaxqui tratadu arren </text:span><text:span text:style-name="T34">oy ni </text:span><text:span text:style-name="T70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4">Ni aren minez </text:span><text:span text:style-name="T65">ilte ninçan</text:span><text:span text:style-name="T64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6">t</text:span><text:span text:style-name="T13">[</text:span><text:span text:style-name="T6">o</text:span><text:span text:style-name="T13">]</text:span><text:span text:style-name="T6">padu</text:span> <text:span text:style-name="T6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6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Orduan </text:span><text:span text:style-name="T81">acordaduco çara</text:span><text:span text:style-name="T80"> </text:span><text:span text:style-name="T82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4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42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6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itartean, </text:span><text:span text:style-name="T84">obligatu naicen </text:span><text:span text:style-name="T85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6">Finean, </text:span><text:span text:style-name="T87">gueuretçat </text:span><text:span text:style-name="T88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9">Orduan sartcen gara eliçan, eta </text:span><text:span text:style-name="T90">eguiten gara </text:span><text:span text:style-name="T91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57">Krajewska, Dorota, Eneko Zuloaga, Ekaitz Santazilia, Borja Ariztimuño, Oxel Uribe-Etxebarria &amp; Urtzi Reguero. 2017. </text:span><text:span text:style-name="T159">Esteve Materraren Do(c)trina Christiana (1617 &amp; 1623): edizioa eta azterketa</text:span><text:span text:style-name="T15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92">ê naiçenarenganyq eçen </text:span><text:span text:style-name="T93">beguyratoco nais</text:span><text:span text:style-name="T92"> fidatcen ez naiçenarenganyq</text:span>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43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65">Lakarra, Joseba A. 1999. </text:span><text:span text:style-name="T166">L’Interprect ou traduction du françois, espagol &amp; basque</text:span><text:span text:style-name="T165"> (~ 1620): II. Elkarrizketak. </text:span><text:span text:style-name="T167">International Journal of Basque Linguistics and Philology </text:span><text:span text:style-name="T168">[</text:span><text:span text:style-name="T169">ASJU</text:span><text:span text:style-name="T168">] 33(2). 493</text:span><text:span text:style-name="T170">–</text:span><text:span text:style-name="T168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5">hiltzen denean</text:span><text:span text:style-name="T94">, ondotik gelditzen den seme emazurtza, anhitz lekhutan </text:span><text:span text:style-name="T96">da</text:span><text:span text:style-name="T94"> bere aitaren amoreakgatik </text:span><text:span text:style-name="T96">ongi ethorria</text:span><text:span text:style-name="T94"> eta 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5">hiltzen denean</text:span><text:span text:style-name="T94">, ondotik gelditzen den seme emazurtza, anhitz lekhutan </text:span><text:span text:style-name="T96">da</text:span><text:span text:style-name="T94"> bere aitaren amoreakgatik </text:span><text:span text:style-name="T95">ongi ethorria</text:span><text:span text:style-name="T94"> eta </text:span><text:span text:style-name="T96">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Ordea, zeren ezpaitira hamar bat hi tz edo baizen, hunela diferentki eta bi aldetara </text:span><text:span text:style-name="T96">eskiribatzen direnak</text:span><text:span text:style-name="T94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ldin </text:span><text:span text:style-name="T96">egin baliz</text:span><text:span text:style-name="T94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Kargatu zituen hanbat manamenduz, sakrifizioz eta zirimonia suertez, hekin batean </text:span><text:span text:style-name="T96">khen zedin</text:span><text:span text:style-name="T94"> hanbat kalteren eta damuren haste eta pitzgarri den alfertasu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lutarkok egiten du liburu bat, etsaietarik </text:span><text:span text:style-name="T96">atheratzen den</text:span><text:span text:style-name="T94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rrazoin hunengatik </text:span><text:span text:style-name="T96">erran ahal diteke</text:span><text:span text:style-name="T94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rrazoin hunengatik </text:span><text:span text:style-name="T95">erran ahal diteke</text:span><text:span text:style-name="T94">, etzuela egundaino gure Jaungoikoak nahi izatu, </text:span><text:span text:style-name="T96">akhaba zekizten</text:span><text:span text:style-name="T94"> Israeleko seme hei bere etsai guztiak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7">Egin da</text:span><text:span text:style-name="T98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Ordea, nola ezpainin tzen neure buruaz fida, </text:span><text:span text:style-name="T96">desenkusatu nintzen</text:span><text:span text:style-name="T94"> ahal bezanbat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alferrik, zeren hain zinez eta batetan </text:span><text:span text:style-name="T96">lothu zeizkidan</text:span><text:span text:style-name="T94">, non ezetz erraiteko bide guztiak hertsi baitzerauzkidate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ikhusirik zein gauza guti </text:span><text:span text:style-name="T96">edireiten den</text:span><text:span text:style-name="T94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dakit, halaber, ezin </text:span><text:span text:style-name="T96">heda naitekeiela</text:span><text:span text:style-name="T94"> euskarako minza tze molde guztietar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ez </text:span><text:span text:style-name="T96">naiz</text:span><text:span text:style-name="T94"> ni hargatik </text:span><text:span text:style-name="T96">bekhaiztuko</text:span><text:span text:style-name="T94">, eta ez mutturturik gaitzez jarriko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ez </text:span><text:span text:style-name="T96">naiz</text:span><text:span text:style-name="T94"> ni hargatik </text:span><text:span text:style-name="T95">bekhaiztuko</text:span><text:span text:style-name="T94">, eta ez mutturturik gaitzez </text:span><text:span text:style-name="T96">jarriko</text:span><text:span text:style-name="T94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nola batbedera bakearekin lohakar tzen, ezansia tzen eta gorpu tzaren plazeretara </text:span><text:span text:style-name="T96">emaiten bait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9">Erran zuen, guztiak desegin, plaundu eta lurrarekin berdindu behar zuela, zeren bere gerla guztiak eta egitekoak hiri hartarik sortzen zeiztela, eta hura deseginez gero, bakean eta soseguan </text:span><text:span text:style-name="T100">jarriko z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8">Zeren berehala jendea alferkeriari, jan-edanari, erran- merranei, eta aisiak dakhazkeien gaixtakeria suerte guztiei </text:span><text:span text:style-name="T101">emanen zeiela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02">Bigarrenean kidatzen </text:span><text:span text:style-name="T103">da</text:span><text:span text:style-name="T102">, eta </text:span><text:span text:style-name="T103">aitzinatzen</text:span><text:span text:style-name="T102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ta kolpea hu ts egin bada ere, </text:span><text:span text:style-name="T96">eztela</text:span><text:span text:style-name="T94"> zure faltaz edo zu hartako ez gai izanez </text:span><text:span text:style-name="T96">huts egin</text:span><text:span text:style-name="T94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 ere </text:span><text:span text:style-name="T96">eskiribatuko baita</text:span><text:span text:style-name="T94"> euskaraz, hura guztia, euskaldunen buruzagi bezala, zuri dagotzula, zuri </text:span><text:span text:style-name="T95">zor zaitzu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 ere </text:span><text:span text:style-name="T95">eskiribatuko baita</text:span><text:span text:style-name="T94"> euskaraz, hura guztia, euskaldunen buruzagi bezala, zuri dagotzula, zuri </text:span><text:span text:style-name="T96">zor zaitzu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04">Ediren bedi</text:span><text:span text:style-name="T94"> liburutto hunetan, Echaus eta Echausen omena eta izen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Konpainia berean galdegin zen berehala, ea nori </text:span><text:span text:style-name="T96">emanen zeikan</text:span><text:span text:style-name="T94"> liburuaren egiteko karg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ikhusirik zein gauza guti </text:span><text:span text:style-name="T96">edireiten den</text:span><text:span text:style-name="T94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nseiukarrean bezala </text:span><text:span text:style-name="T96">egiten diren</text:span><text:span text:style-name="T94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ilare, harroin edo thonba laur kantoinetako gora ail txatu batzuk, </text:span><text:span text:style-name="T96">egin ahal zitezkeien</text:span><text:span text:style-name="T94"> gorenak, ondoan zabal eta puntan mehar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na etsaien artean garenean, </text:span><text:span text:style-name="T96">behar dira</text:span><text:span text:style-name="T94"> buru-beharriak </text:span><text:span text:style-name="T96">ernatu</text:span><text:span text:style-name="T94">, zer egiten eta erraiten den behatu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96">hersten zaizt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Aita prestu ohorezko bat </text:span><text:span text:style-name="T96">hiltzen denean</text:span><text:span text:style-name="T94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Pisistrato Atenasko tirano gaixto hark ikhusi zuenean plaza guztia jende alferrez bethea, eta hetarik anhi tz malizia eta pensu gaixto </text:span><text:span text:style-name="T96">sor zitekeiela</text:span><text:span text:style-name="T94">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8">Erran zuen, guztiak desegin, plaundu eta lurrarekin berdindu behar zuela, zeren bere gerla guztiak eta egitekoak hiri hartarik </text:span><text:span text:style-name="T101">sortzen zeiztela</text:span><text:span text:style-name="T105">, eta hura deseginez gero, bakean eta soseguan jarriko z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Bai, ordea, joan zara; lekhuz </text:span><text:span text:style-name="T96">aldatu zara</text:span><text:span text:style-name="T94">; hemengo aldia egin duzu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Zeren anhitz moldez eta diferentki </text:span><text:span text:style-name="T96">minzatzen baitira</text:span><text:span text:style-name="T94"> Euskal Herrian 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94">Hari eskerrak errenda ia tzo tzu, eta nitzaz ere othoitz egiteaz, arren othoi, </text:span><text:span text:style-name="T96">orhoit zaitezi</text:span></text:p>
          </table:table-cell>
          <table:table-cell table:style-name="ce64" office:value-type="string" calcext:value-type="string">
            <text:p><text:span text:style-name="T144">Axular’s </text:span><text:span text:style-name="T145">Gero</text:span><text:span text:style-name="T146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06">Emaztearen gaitzez </text:span><text:span text:style-name="T107">xikira zedina </text:span><text:span text:style-name="T106">adarreki </text:span><text:span text:style-name="T107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08">Emaztearen gaitzez </text:span><text:span text:style-name="T109">xikira zedina </text:span><text:span text:style-name="T108">adarreki </text:span><text:span text:style-name="T109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7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71">Oihenart, Arnaud. 2003 </text:span><text:span text:style-name="T172">[1657]</text:span><text:span text:style-name="T171">. </text:span><text:span text:style-name="T173">Euskal atsotitzak eta neurtitzak</text:span><text:span text:style-name="T174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47">Tartas’ </text:span><text:span text:style-name="T148">Onsa hilceco bidia</text:span><text:span text:style-name="T149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6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0">Amor, ni </text:span><text:span text:style-name="T111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Escuara, eta escualdunac </text:span><text:span text:style-name="T109">mespreciatuac</text:span><text:span text:style-name="T108">, eta </text:span><text:span text:style-name="T109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Verthutea deitcen da verthute, ceren bere indarrez</text:span><text:span text:style-name="T7"> […] </text:span><text:span text:style-name="T112">ezbaita bentçutua </text:span><text:span text:style-name="T113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4">Consolatcen naiz</text:span><text:span text:style-name="T110">, ceren iduritcen baitçait asqui eguin dudala bederen ondocoei perfecinorateco</text:span><text:span text:style-name="T111"> </text:span><text:span text:style-name="T110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14">Sarthu cen </text:span><text:span text:style-name="T110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08">Guerla hunetan </text:span><text:span text:style-name="T109">hil ciren </text:span><text:span text:style-name="T108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6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115">Acusatcen naiz </text:span><text:span text:style-name="T85">seigarren mandamentuan, pecatu eguin deda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6">Ciñatcen</text:span><text:span text:style-name="T83">, eta </text:span><text:span text:style-name="T84">santiguatcen gueradenean </text:span><text:span text:style-name="T85">confessatcen ditugu gueure fedè santuco mysterioaetan principalenac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7">Jesu-Christo bera, ceña </text:span><text:span text:style-name="T84">ofrecitcen zayon</text:span><text:span text:style-name="T118"> </text:span><text:span text:style-name="T119">altare santuan bere aita eternoari gueure remedioraco, crutce santuan </text:span><text:span text:style-name="T120">ofrecitu citzaion </text:span><text:span text:style-name="T119">bece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21">Jesu-Christo bera, ceña </text:span><text:span text:style-name="T122">ofrecitcen zayon </text:span><text:span text:style-name="T123">altare santuan bere aita eternoari gueure remedioraco, crutce santuan </text:span><text:span text:style-name="T124">ofrecitu citzaion</text:span><text:span text:style-name="T125"> </text:span><text:span text:style-name="T126">becel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Culpaz eduqui baceban ignorantcia, </text:span><text:span text:style-name="T84">eztcebala disculpatu </text:span><text:span text:style-name="T85">ignorantcia orrec culpa içatetic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83">Bere pecatuaz </text:span><text:span text:style-name="T84">alabatu </text:span><text:span text:style-name="T85">ote </text:span><text:span text:style-name="T84">dan </text:span><text:span text:style-name="T85">iñoren aurrean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7">Bere vorondatez </text:span><text:span text:style-name="T127">loitu</text:span><text:span text:style-name="T128"> ote </text:span><text:span text:style-name="T127">dan</text:span><text:span text:style-name="T128">, edo procuratu ote deban </text:span><text:span text:style-name="T120">bere burua </text:span><text:span text:style-name="T119">loitcea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83">Eta fiatu ote dan jaungoicoaren misericordian, sinisturic </text:span><text:span text:style-name="T84">salvatuco dala </text:span><text:span text:style-name="T85">aren medioz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9">Explicatcen naiz </text:span><text:span text:style-name="T130">clarecia gueiagoraco exemplo onequin</text:span></text:p>
          </table:table-cell>
          <table:table-cell office:value-type="string" calcext:value-type="string">
            <text:p><text:span text:style-name="T150">Otxoa de Arin’s </text:span><text:span text:style-name="T151">Doctrina christianaren explicacioa</text:span><text:span text:style-name="T152"> (1713)</text:span></text:p>
          </table:table-cell>
          <table:table-cell table:style-name="ce9" office:value-type="string" calcext:value-type="string">
            <text:p><text:span text:style-name="T175">Otxoa de Arin, Joseph. 1902 </text:span><text:span text:style-name="T176">[1713]. </text:span><text:span text:style-name="T177">Doctrina christianaren explicacioa</text:span><text:span text:style-name="T176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0">Ni </text:span><text:span text:style-name="T131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32">Beira zaite </text:span><text:span text:style-name="T133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34">icusico zara </text:span><text:span text:style-name="T106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78">Elizalde, Francisco. 1735. </text:span><text:span text:style-name="T179">Apezendaco dotrina christiana uscáras</text:span><text:span text:style-name="T180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30">Erreguetan deusugu Andrea, borondate andi euqui ebanagaiti, </text:span><text:span text:style-name="T131">ofrezietan zala </text:span><text:span text:style-name="T130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81">Urkizu, Diego de. 1737. </text:span><text:span text:style-name="T182">Virgina Santissimien Errosario Santuena</text:span><text:span text:style-name="T183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5">Señale au ceñatuten dala da </text:span><text:span text:style-name="T124">santiguetan dala </text:span><text:span text:style-name="T136">ondo</text:span></text:p>
          </table:table-cell>
          <table:table-cell table:style-name="ce13" office:value-type="string" calcext:value-type="string">
            <text:p><text:span text:style-name="T143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29">Othoiztua naiz</text:span><text:span text:style-name="T13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37">Eçteçaçula gogorki trata, tentacioniaç </text:span><text:span text:style-name="T131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38">Eci eçta bere buria goratcen diana pheretchatu, bena bai </text:span><text:span text:style-name="T139">Jincouaç gora </text:span><text:span text:style-name="T140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0">cira</text:span><text:span text:style-name="T34"> eguiaçki </text:span><text:span text:style-name="T141">nitçaç</text:span><text:span text:style-name="T140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40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34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42)</text:p>
          </table:table-cell>
          <table:table-cell table:number-columns-repeated="16383"/>
        </table:table-row>
        <table:table-row table:style-name="ro1" table:number-rows-repeated="10482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Lodia" style:font-family-generic="roman" style:font-pitch="variable"/>
    <style:font-face style:name="Times New Roman2" svg:font-family="'Times New Roman', 'Times New Roman PS'" style:font-family-generic="roman"/>
    <style:font-face style:name="Times New Roman3" svg:font-family="'Times New Roman'" style:font-family-generic="roman"/>
    <style:font-face style:name="Times New Roman4" svg:font-family="'Times New Roman', 'Times New Roman'" style:font-family-generic="roman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08T20:06:26.543000000</dc:date>
    <meta:editing-duration>PT19H42M3S</meta:editing-duration>
    <meta:editing-cycles>401</meta:editing-cycles>
    <meta:generator>LibreOffice/7.5.2.2$Windows_X86_64 LibreOffice_project/53bb9681a964705cf672590721dbc85eb4d0c3a2</meta:generator>
    <meta:document-statistic meta:table-count="1" meta:cell-count="3447" meta:object-count="0"/>
  </office:meta>
</office:document-meta>
</file>